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1. This version of the PCB needs to be hand solderable so passives have to be 0603 or larger.</text:span></text:p>
      <text:p text:style-name="P1"><text:span text:style-name="T1">2. The existing Kicad schematic has the USB connector, ESD diodes and a 144 pin STM32. You can use it as a starting point. The USB connector has to stay the same, everything else can change.</text:span></text:p>
      <text:p text:style-name="P1"><text:span text:style-name="T1">3. The ideal_ckt Kicad schematic shows the peripheral that needs to be attached to the STM32. There will be 4 of these peripherals attached to a single STM32 SPI port. Multiple GPIO can be used for Chip select.</text:span></text:p>
      <text:p text:style-name="P1"><text:span text:style-name="T1">4. The SPST analog switches in the ideal_ckt schematic are HV2605 from Microchip in QFP48 package.</text:span></text:p>
      <text:p text:style-name="P1"><text:span text:style-name="T1">5. USB C will supply the 5V primary power.</text:span></text:p>
      <text:p text:style-name="P1"><text:span text:style-name="T1">6. The STM32 will run on 3.3V, please add a linear regulator for it.</text:span></text:p>
      <text:p text:style-name="P1"><text:span text:style-name="T1">7. The HV2605 will run on fixed +50 and -50V. Both the supply voltages will be generated from R05-100B Recom DC/DC converter from the USB 5V supply. A resistor divider with 2 SMD resistor will be used to set the voltage to 50V.</text:span></text:p>
      <text:p text:style-name="P1"><text:span text:style-name="T1">8. The 4 Input Ports and 4 Output Ports will be connected to 4 pin headers.</text:span></text:p>
      <text:p text:style-name="P1"><text:span text:style-name="T1">9. I am attaching the pinout of the STM32 with the SPI, CS, USB, SWD and crystal pins marked. You can change the assignments to other pins if needed as long as the interfaces are still available.</text:span></text:p>
      <text:p text:style-name="P1"><text:span text:style-name="T1">10. HV2605 will run its digital interface on 3.3V with STM32. A single SPI port will connect to all HV2605 using multiple Chip selects. Direct SPI connection needed, no daisy chain. Any extra digital control pins on HV2605 can be mapped to the un assigned GPIO pins.</text:span></text:p>
      <text:p text:style-name="P1"><text:span text:style-name="T1">11. The INA821 amplifier will run on +5V from the USB. The negative rail needs -5V. Please add a voltage inverter (switched or charge pump) to generate this voltage. </text:span></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